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Dashed" draw:fill="none" draw:textarea-vertical-align="middl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6" style:family="graphic" style:parent-style-name="objectwithoutfill">
      <style:graphic-properties svg:stroke-color="#00cc00" draw:fill="solid" draw:fill-color="#000000" draw:textarea-vertical-align="middle" draw:shadow="hidden"/>
    </style:style>
    <style:style style:name="gr7" style:family="graphic" style:parent-style-name="objectwithoutfill">
      <style:graphic-properties svg:stroke-color="#00cc00" draw:fill="solid" draw:fill-color="#00cc00" draw:textarea-vertical-align="middle" draw:shadow="hidden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svg:stroke-color="#0000ff" draw:fill="solid" draw:fill-color="#00cc00" draw:textarea-vertical-align="middle" draw:shadow="hidden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fill="solid" draw:fill-color="#00cc00" draw:textarea-vertical-align="middle" draw:shadow="hidden"/>
    </style:style>
    <style:style style:name="gr12" style:family="graphic" style:parent-style-name="standard">
      <style:graphic-properties svg:stroke-color="#000000" draw:fill="none" draw:textarea-vertical-align="middle" draw:auto-grow-height="false" fo:min-height="10.862cm" fo:min-width="0cm"/>
    </style:style>
    <style:style style:name="gr13" style:family="graphic" style:parent-style-name="objectwithoutfill">
      <style:graphic-properties draw:stroke="solid" draw:stroke-dash="Fine_20_Dashed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22pt" style:font-size-asian="22pt" style:font-size-complex="22pt"/>
    </style:style>
    <style:style style:name="P3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4" style:family="paragraph">
      <style:text-properties fo:color="#00cc00" style:font-name="Times New Roman" fo:font-size="22pt" style:font-size-asian="22pt" style:font-size-complex="22pt"/>
    </style:style>
    <style:style style:name="P5" style:family="paragraph">
      <style:text-properties fo:color="#0000ff" style:font-name="Times New Roman" fo:font-size="22pt" style:font-size-asian="22pt" style:font-size-complex="22pt"/>
    </style:style>
    <style:style style:name="P6" style:family="paragraph">
      <style:text-properties fo:color="#ff3333" style:font-name="Times New Roman" fo:font-size="22pt" style:font-size-asian="22pt" style:font-size-complex="22pt"/>
    </style:style>
    <style:style style:name="P7" style:family="paragraph">
      <style:paragraph-properties fo:text-align="center"/>
      <style:text-properties fo:color="#0000ff" style:font-name="Times New Roman" fo:font-size="22pt" style:font-size-asian="22pt" style:font-size-complex="22pt"/>
    </style:style>
    <style:style style:name="P8" style:family="paragraph">
      <style:paragraph-properties fo:text-align="center"/>
      <style:text-properties fo:color="#ff3333" style:font-name="Times New Roman" fo:font-size="22pt" style:font-size-asian="22pt" style:font-size-complex="22pt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2.701cm" svg:y1="0cm" svg:x2="12.701cm" svg:y2="19.5cm">
          <text:p/>
        </draw:line>
        <draw:line draw:style-name="gr2" draw:text-style-name="P1" draw:layer="layout" svg:x1="0.001cm" svg:y1="19.25cm" svg:x2="37.001cm" svg:y2="19.25cm">
          <text:p/>
        </draw:line>
        <draw:frame draw:style-name="gr3" draw:text-style-name="P2" draw:layer="layout" svg:width="1.1cm" svg:height="1.115cm" svg:x="36.06cm" svg:y="19.35cm">
          <draw:text-box>
            <text:p><text:span text:style-name="T1">t</text:span></text:p>
          </draw:text-box>
        </draw:frame>
        <draw:line draw:style-name="gr4" draw:text-style-name="P1" draw:layer="layout" svg:x1="0.701cm" svg:y1="19cm" svg:x2="0.701cm" svg:y2="19.5cm">
          <text:p/>
        </draw:line>
        <draw:frame draw:style-name="gr5" draw:text-style-name="P3" draw:layer="layout" svg:width="0.805cm" svg:height="1.115cm" svg:x="0.299cm" svg:y="19.35cm">
          <draw:text-box>
            <text:p text:style-name="P1"><text:span text:style-name="T1">0</text:span></text:p>
          </draw:text-box>
        </draw:frame>
        <draw:line draw:style-name="gr6" draw:text-style-name="P1" draw:layer="layout" svg:x1="0.701cm" svg:y1="16cm" svg:x2="4.701cm" svg:y2="16cm">
          <text:p/>
        </draw:line>
        <draw:line draw:style-name="gr7" draw:text-style-name="P1" draw:layer="layout" svg:x1="4.701cm" svg:y1="16cm" svg:x2="4.701cm" svg:y2="18cm">
          <text:p/>
        </draw:line>
        <draw:line draw:style-name="gr7" draw:text-style-name="P1" draw:layer="layout" svg:x1="4.701cm" svg:y1="18cm" svg:x2="12.701cm" svg:y2="18cm">
          <text:p/>
        </draw:line>
        <draw:line draw:style-name="gr7" draw:text-style-name="P1" draw:layer="layout" svg:x1="12.701cm" svg:y1="18cm" svg:x2="12.701cm" svg:y2="16cm">
          <text:p/>
        </draw:line>
        <draw:line draw:style-name="gr7" draw:text-style-name="P1" draw:layer="layout" svg:x1="12.701cm" svg:y1="16cm" svg:x2="16.701cm" svg:y2="16cm">
          <text:p/>
        </draw:line>
        <draw:frame draw:style-name="gr3" draw:text-style-name="P4" draw:layer="layout" svg:width="1.515cm" svg:height="1.115cm" svg:x="-0.057cm" svg:y="14.5cm">
          <draw:text-box>
            <text:p><text:span text:style-name="T2">Cd</text:span></text:p>
          </draw:text-box>
        </draw:frame>
        <draw:line draw:style-name="gr8" draw:text-style-name="P1" draw:layer="layout" svg:x1="6.701cm" svg:y1="12.5cm" svg:x2="6.701cm" svg:y2="10.5cm">
          <text:p/>
        </draw:line>
        <draw:line draw:style-name="gr8" draw:text-style-name="P1" draw:layer="layout" svg:x1="0.701cm" svg:y1="12.5cm" svg:x2="6.701cm" svg:y2="12.5cm">
          <text:p/>
        </draw:line>
        <draw:line draw:style-name="gr9" draw:text-style-name="P1" draw:layer="layout" svg:x1="6.701cm" svg:y1="10.5cm" svg:x2="10.701cm" svg:y2="10.5cm">
          <text:p/>
        </draw:line>
        <draw:line draw:style-name="gr8" draw:text-style-name="P1" draw:layer="layout" svg:x1="10.701cm" svg:y1="12.5cm" svg:x2="10.701cm" svg:y2="10.5cm">
          <text:p/>
        </draw:line>
        <draw:line draw:style-name="gr8" draw:text-style-name="P1" draw:layer="layout" svg:x1="10.701cm" svg:y1="12.5cm" svg:x2="18.701cm" svg:y2="12.5cm">
          <text:p/>
        </draw:line>
        <draw:frame draw:style-name="gr3" draw:text-style-name="P5" draw:layer="layout" svg:width="1.515cm" svg:height="1.115cm" svg:x="-0.057cm" svg:y="9cm">
          <draw:text-box>
            <text:p><text:span text:style-name="T3">Te</text:span></text:p>
          </draw:text-box>
        </draw:frame>
        <draw:line draw:style-name="gr10" draw:text-style-name="P1" draw:layer="layout" svg:x1="0.701cm" svg:y1="7cm" svg:x2="12.701cm" svg:y2="7cm">
          <text:p/>
        </draw:line>
        <draw:line draw:style-name="gr11" draw:text-style-name="P1" draw:layer="layout" svg:x1="12.701cm" svg:y1="7cm" svg:x2="12.701cm" svg:y2="5cm">
          <text:p/>
        </draw:line>
        <draw:frame draw:style-name="gr3" draw:text-style-name="P6" draw:layer="layout" svg:width="1.515cm" svg:height="1.115cm" svg:x="-0.056cm" svg:y="3.5cm">
          <draw:text-box>
            <text:p><text:span text:style-name="T4">Cr</text:span></text:p>
          </draw:text-box>
        </draw:frame>
        <draw:custom-shape draw:style-name="gr12" draw:text-style-name="P1" draw:layer="layout" svg:width="1.2cm" svg:height="12cm" draw:transform="rotate (-1.5707963267949) translate (12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0.209cm" svg:height="1.115cm" svg:x="1.601cm" svg:y="0.582cm">
          <draw:text-box>
            <text:p text:style-name="P1"><text:span text:style-name="T1">x6 (6.5 ML) / x5 (5.5 ML)</text:span></text:p>
          </draw:text-box>
        </draw:frame>
        <draw:line draw:style-name="gr10" draw:text-style-name="P1" draw:layer="layout" svg:x1="12.701cm" svg:y1="5cm" svg:x2="15.201cm" svg:y2="5cm">
          <text:p/>
        </draw:line>
        <draw:line draw:style-name="gr11" draw:text-style-name="P1" draw:layer="layout" svg:x1="15.201cm" svg:y1="7cm" svg:x2="15.201cm" svg:y2="5cm">
          <text:p/>
        </draw:line>
        <draw:line draw:style-name="gr10" draw:text-style-name="P1" draw:layer="layout" svg:x1="15.201cm" svg:y1="7cm" svg:x2="24.701cm" svg:y2="7cm">
          <text:p/>
        </draw:line>
        <draw:line draw:style-name="gr8" draw:text-style-name="P1" draw:layer="layout" svg:x1="18.701cm" svg:y1="12.5cm" svg:x2="18.701cm" svg:y2="10.5cm">
          <text:p/>
        </draw:line>
        <draw:line draw:style-name="gr9" draw:text-style-name="P1" draw:layer="layout" svg:x1="18.701cm" svg:y1="10.5cm" svg:x2="22.701cm" svg:y2="10.5cm">
          <text:p/>
        </draw:line>
        <draw:line draw:style-name="gr8" draw:text-style-name="P1" draw:layer="layout" svg:x1="22.701cm" svg:y1="12.5cm" svg:x2="22.701cm" svg:y2="10.5cm">
          <text:p/>
        </draw:line>
        <draw:line draw:style-name="gr8" draw:text-style-name="P1" draw:layer="layout" svg:x1="22.701cm" svg:y1="12.5cm" svg:x2="24.701cm" svg:y2="12.5cm">
          <text:p/>
        </draw:line>
        <draw:line draw:style-name="gr7" draw:text-style-name="P1" draw:layer="layout" svg:x1="16.701cm" svg:y1="18cm" svg:x2="16.701cm" svg:y2="16cm">
          <text:p/>
        </draw:line>
        <draw:line draw:style-name="gr7" draw:text-style-name="P1" draw:layer="layout" svg:x1="16.701cm" svg:y1="18cm" svg:x2="24.701cm" svg:y2="18cm">
          <text:p/>
        </draw:line>
        <draw:line draw:style-name="gr13" draw:text-style-name="P1" draw:layer="layout" svg:x1="24.701cm" svg:y1="0cm" svg:x2="24.701cm" svg:y2="19.5cm">
          <text:p/>
        </draw:line>
        <draw:line draw:style-name="gr7" draw:text-style-name="P1" draw:layer="layout" svg:x1="0.701cm" svg:y1="16cm" svg:x2="0.701cm" svg:y2="18cm">
          <text:p/>
        </draw:line>
        <draw:line draw:style-name="gr6" draw:text-style-name="P1" draw:layer="layout" svg:x1="24.701cm" svg:y1="16cm" svg:x2="28.701cm" svg:y2="16cm">
          <text:p/>
        </draw:line>
        <draw:line draw:style-name="gr7" draw:text-style-name="P1" draw:layer="layout" svg:x1="28.701cm" svg:y1="16cm" svg:x2="28.701cm" svg:y2="18cm">
          <text:p/>
        </draw:line>
        <draw:line draw:style-name="gr7" draw:text-style-name="P1" draw:layer="layout" svg:x1="28.701cm" svg:y1="18cm" svg:x2="36.701cm" svg:y2="18cm">
          <text:p/>
        </draw:line>
        <draw:line draw:style-name="gr8" draw:text-style-name="P1" draw:layer="layout" svg:x1="30.701cm" svg:y1="12.5cm" svg:x2="30.701cm" svg:y2="10.5cm">
          <text:p/>
        </draw:line>
        <draw:line draw:style-name="gr8" draw:text-style-name="P1" draw:layer="layout" svg:x1="24.701cm" svg:y1="12.5cm" svg:x2="30.701cm" svg:y2="12.5cm">
          <text:p/>
        </draw:line>
        <draw:line draw:style-name="gr9" draw:text-style-name="P1" draw:layer="layout" svg:x1="30.701cm" svg:y1="10.5cm" svg:x2="34.701cm" svg:y2="10.5cm">
          <text:p/>
        </draw:line>
        <draw:line draw:style-name="gr8" draw:text-style-name="P1" draw:layer="layout" svg:x1="34.701cm" svg:y1="12.5cm" svg:x2="34.701cm" svg:y2="10.5cm">
          <text:p/>
        </draw:line>
        <draw:line draw:style-name="gr10" draw:text-style-name="P1" draw:layer="layout" svg:x1="24.701cm" svg:y1="7cm" svg:x2="36.701cm" svg:y2="7cm">
          <text:p/>
        </draw:line>
        <draw:custom-shape draw:style-name="gr12" draw:text-style-name="P1" draw:layer="layout" svg:width="1.2cm" svg:height="12cm" draw:transform="rotate (-1.5707963267949) translate (36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" draw:layer="layout" svg:x1="24.701cm" svg:y1="16cm" svg:x2="24.701cm" svg:y2="18cm">
          <text:p/>
        </draw:line>
        <draw:line draw:style-name="gr8" draw:text-style-name="P1" draw:layer="layout" svg:x1="34.7cm" svg:y1="12.5cm" svg:x2="36.7cm" svg:y2="12.5cm">
          <text:p/>
        </draw:line>
        <draw:frame draw:style-name="gr3" draw:text-style-name="P4" draw:layer="layout" svg:width="1.515cm" svg:height="1.115cm" svg:x="1.943cm" svg:y="16.443cm">
          <draw:text-box>
            <text:p><text:span text:style-name="T2">8s</text:span></text:p>
          </draw:text-box>
        </draw:frame>
        <draw:frame draw:style-name="gr3" draw:text-style-name="P4" draw:layer="layout" svg:width="1.657cm" svg:height="1.115cm" svg:x="7.872cm" svg:y="16.443cm">
          <draw:text-box>
            <text:p><text:span text:style-name="T2">16s</text:span></text:p>
          </draw:text-box>
        </draw:frame>
        <draw:frame draw:style-name="gr3" draw:text-style-name="P4" draw:layer="layout" svg:width="1.515cm" svg:height="1.115cm" svg:x="13.94cm" svg:y="16.444cm">
          <draw:text-box>
            <text:p><text:span text:style-name="T2">8s</text:span></text:p>
          </draw:text-box>
        </draw:frame>
        <draw:frame draw:style-name="gr3" draw:text-style-name="P4" draw:layer="layout" svg:width="1.515cm" svg:height="1.115cm" svg:x="25.94cm" svg:y="16.444cm">
          <draw:text-box>
            <text:p><text:span text:style-name="T2">8s</text:span></text:p>
          </draw:text-box>
        </draw:frame>
        <draw:frame draw:style-name="gr3" draw:text-style-name="P4" draw:layer="layout" svg:width="1.657cm" svg:height="1.115cm" svg:x="19.87cm" svg:y="16.444cm">
          <draw:text-box>
            <text:p><text:span text:style-name="T2">16s</text:span></text:p>
          </draw:text-box>
        </draw:frame>
        <draw:frame draw:style-name="gr3" draw:text-style-name="P4" draw:layer="layout" svg:width="1.657cm" svg:height="1.115cm" svg:x="31.87cm" svg:y="16.444cm">
          <draw:text-box>
            <text:p><text:span text:style-name="T2">16s</text:span></text:p>
          </draw:text-box>
        </draw:frame>
        <draw:frame draw:style-name="gr3" draw:text-style-name="P7" draw:layer="layout" svg:width="1.657cm" svg:height="1.115cm" svg:x="7.87cm" svg:y="10.943cm">
          <draw:text-box>
            <text:p text:style-name="P1"><text:span text:style-name="T3">8s</text:span></text:p>
          </draw:text-box>
        </draw:frame>
        <draw:frame draw:style-name="gr3" draw:text-style-name="P5" draw:layer="layout" svg:width="1.657cm" svg:height="1.115cm" svg:x="2.872cm" svg:y="10.943cm">
          <draw:text-box>
            <text:p><text:span text:style-name="T3">12s</text:span></text:p>
          </draw:text-box>
        </draw:frame>
        <draw:frame draw:style-name="gr3" draw:text-style-name="P7" draw:layer="layout" svg:width="1.657cm" svg:height="1.115cm" svg:x="10.87cm" svg:y="10.943cm">
          <draw:text-box>
            <text:p text:style-name="P1"><text:span text:style-name="T3">4s</text:span></text:p>
          </draw:text-box>
        </draw:frame>
        <draw:frame draw:style-name="gr3" draw:text-style-name="P5" draw:layer="layout" svg:width="1.657cm" svg:height="1.115cm" svg:x="14.87cm" svg:y="10.944cm">
          <draw:text-box>
            <text:p><text:span text:style-name="T3">12s</text:span></text:p>
          </draw:text-box>
        </draw:frame>
        <draw:frame draw:style-name="gr3" draw:text-style-name="P5" draw:layer="layout" svg:width="1.657cm" svg:height="1.115cm" svg:x="26.87cm" svg:y="10.944cm">
          <draw:text-box>
            <text:p><text:span text:style-name="T3">12s</text:span></text:p>
          </draw:text-box>
        </draw:frame>
        <draw:frame draw:style-name="gr3" draw:text-style-name="P7" draw:layer="layout" svg:width="1.657cm" svg:height="1.115cm" svg:x="19.87cm" svg:y="10.944cm">
          <draw:text-box>
            <text:p text:style-name="P1"><text:span text:style-name="T3">8s</text:span></text:p>
          </draw:text-box>
        </draw:frame>
        <draw:frame draw:style-name="gr3" draw:text-style-name="P7" draw:layer="layout" svg:width="1.657cm" svg:height="1.115cm" svg:x="31.87cm" svg:y="10.944cm">
          <draw:text-box>
            <text:p text:style-name="P1"><text:span text:style-name="T3">8s</text:span></text:p>
          </draw:text-box>
        </draw:frame>
        <draw:frame draw:style-name="gr3" draw:text-style-name="P7" draw:layer="layout" svg:width="1.657cm" svg:height="1.115cm" svg:x="22.87cm" svg:y="10.944cm">
          <draw:text-box>
            <text:p text:style-name="P1"><text:span text:style-name="T3">4s</text:span></text:p>
          </draw:text-box>
        </draw:frame>
        <draw:frame draw:style-name="gr3" draw:text-style-name="P7" draw:layer="layout" svg:width="1.657cm" svg:height="1.115cm" svg:x="34.87cm" svg:y="10.944cm">
          <draw:text-box>
            <text:p text:style-name="P1"><text:span text:style-name="T3">4s</text:span></text:p>
          </draw:text-box>
        </draw:frame>
        <draw:frame draw:style-name="gr3" draw:text-style-name="P6" draw:layer="layout" svg:width="1.657cm" svg:height="1.115cm" svg:x="5.872cm" svg:y="5.443cm">
          <draw:text-box>
            <text:p><text:span text:style-name="T4">24s</text:span></text:p>
          </draw:text-box>
        </draw:frame>
        <draw:frame draw:style-name="gr3" draw:text-style-name="P6" draw:layer="layout" svg:width="1.657cm" svg:height="1.115cm" svg:x="29.87cm" svg:y="5.444cm">
          <draw:text-box>
            <text:p><text:span text:style-name="T4">24s</text:span></text:p>
          </draw:text-box>
        </draw:frame>
        <draw:frame draw:style-name="gr3" draw:text-style-name="P8" draw:layer="layout" svg:width="1.657cm" svg:height="1.115cm" svg:x="13.122cm" svg:y="5.443cm">
          <draw:text-box>
            <text:p text:style-name="P1"><text:span text:style-name="T4">5s</text:span></text:p>
          </draw:text-box>
        </draw:frame>
        <draw:frame draw:style-name="gr3" draw:text-style-name="P6" draw:layer="layout" svg:width="1.657cm" svg:height="1.115cm" svg:x="19.122cm" svg:y="5.443cm">
          <draw:text-box>
            <text:p><text:span text:style-name="T4">19s</text:span></text:p>
          </draw:text-box>
        </draw:frame>
        <draw:frame draw:style-name="gr3" draw:text-style-name="P3" draw:layer="layout" svg:width="10.209cm" svg:height="1.115cm" svg:x="25.602cm" svg:y="0.583cm">
          <draw:text-box>
            <text:p text:style-name="P1"><text:span text:style-name="T1">x6 (6.5 ML) / x5 (5.5 ML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Standard" style:page-layout-name="PM1" draw:style-name="Mdp1">
      <draw:frame presentation:style-name="Standard-title" draw:layer="backgroundobjects" svg:width="33.299cm" svg:height="3.506cm" svg:x="1.85cm" svg:y="0.837cm" presentation:class="title" presentation:placeholder="true">
        <draw:text-box/>
      </draw:frame>
      <draw:frame presentation:style-name="Standard-outline1" draw:layer="backgroundobjects" svg:width="33.299cm" svg:height="12.179cm" svg:x="1.85cm" svg:y="4.914cm" presentation:class="outline" presentation:placeholder="true">
        <draw:text-box/>
      </draw:frame>
      <draw:frame presentation:style-name="Mpr1" draw:text-style-name="MP1" draw:layer="backgroundobjects" svg:width="8.62cm" svg:height="1.448cm" svg:x="1.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728cm" svg:height="1.448cm" svg:x="12.65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2cm" svg:height="1.448cm" svg:x="26.529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7-08-25T21:17:25.980121232</dc:date>
    <meta:editing-duration>PT4H17M39S</meta:editing-duration>
    <meta:editing-cycles>6</meta:editing-cycles>
    <meta:generator>LibreOffice/4.2.8.2$Linux_X86_64 LibreOffice_project/420m0$Build-2</meta:generator>
    <meta:document-statistic meta:object-count="87"/>
  </office:meta>
</office:document-meta>
</file>